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3b9" officeooo:paragraph-rsid="0008c3b9"/>
    </style:style>
    <style:style style:name="P2" style:family="paragraph" style:parent-style-name="Standard">
      <style:text-properties officeooo:rsid="00097bc9" officeooo:paragraph-rsid="00097bc9"/>
    </style:style>
    <style:style style:name="P3" style:family="paragraph" style:parent-style-name="Standard">
      <style:text-properties fo:font-size="14pt" fo:font-weight="bold" officeooo:rsid="0008c3b9" officeooo:paragraph-rsid="0008c3b9" style:font-size-asian="14pt" style:font-weight-asian="bold" style:font-size-complex="14pt" style:font-weight-complex="bold"/>
    </style:style>
    <style:style style:name="P4" style:family="paragraph" style:parent-style-name="Standard">
      <style:text-properties fo:font-size="14pt" fo:font-weight="bold" officeooo:rsid="00097bc9" officeooo:paragraph-rsid="00097bc9" style:font-size-asian="14pt" style:font-weight-asian="bold" style:font-size-complex="14pt" style:font-weight-complex="bold"/>
    </style:style>
    <style:style style:name="T1" style:family="text">
      <style:text-properties officeooo:rsid="00097b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 de conduite:</text:p>
      <text:p text:style-name="P1"/>
      <text:p text:style-name="P1">Lorsqu’on a un projet, il faut se fixer un objectif final ainsi que ses limites.</text:p>
      <text:p text:style-name="P1"/>
      <text:p text:style-name="P1">Vous devez ensuite segmenter le projet en plusieurs phases. Chaque phase représente un sous objectif du projet pour atteindre le projet final. </text:p>
      <text:p text:style-name="P1"/>
      <text:p text:style-name="P1">Pour chaque sous objectif vous allez faire plusieurs itérations, pour chaque itération vous vous fixer les tâches à réaliser, puis au fur et à mesure de l’avancement des tâches vous devez vous assurer de la conhérence entre chaque itérations d’une phase.</text:p>
      <text:p text:style-name="P1"/>
      <text:p text:style-name="P1">Exemple: Implémentation d’une Linked List avec plusieurs modes (double, xored etc)</text:p>
      <text:p text:style-name="P1"/>
      <text:p text:style-name="P3">Phase préliminaire: </text:p>
      <text:p text:style-name="P1"/>
      <text:p text:style-name="P1">Tâche 1: faire l’arborescence des dossiers</text:p>
      <text:p text:style-name="P1">Tâche 2: faire tous les fichiers utilitaires: makefile, gitignore, readme etc</text:p>
      <text:p text:style-name="P1">Tâche 3: <text:s/><text:span text:style-name="T1">décider des langages de programmations, du compilateur et autre détails (ex: portabilté du projet)</text:span></text:p>
      <text:p text:style-name="P1"/>
      <text:p text:style-name="P4">Phase 1: construction du corps générique</text:p>
      <text:p text:style-name="P2"/>
      <text:p text:style-name="P2">Phase très importante car tout le projet va être basé dessus. Pour implémenter une linked list et ses différentes modes, on va développer d’abord un corps générique pour que chaque mode puisse fonctionner.</text:p>
      <text:p text:style-name="P2"/>
      <text:p text:style-name="P2">Tâche 1: établir les headers et les prototypes génériques→ implique de décider de la stratégie à utiliser dans les fonctions. Il faut passer en revu chaque prototypes et décider de comment l’aborder. Ensuite, il faut décider comment rendre les prototypes génériques (ex: inline)</text:p>
      <text:p text:style-name="P2"/>
      <text:p text:style-name="P2">Tâche 2: établir des tests pour s’assurer du bon fonctionnement de tous ces prototypes</text:p>
      <text:p text:style-name="P2"/>
      <text:p text:style-name="P2">Tâche 3: établir un benchmark qui permet d’évaluer efficacement la consommations en RAM et cycle CPU des prototypes génériques.</text:p>
      <text:p text:style-name="P2"/>
      <text:p text:style-name="P4">Phase 2: implémentation des différents modes</text:p>
      <text:p text:style-name="P2"/>
      <text:p text:style-name="P2">Tâche 1: comprendre chaque mode et vérifier s’ils ne possèdent pas de différence avec le corps générique. Si c’est le cas, on ne passe pas à l’étape suivante sans avoir résolue ces problèmes.</text:p>
      <text:p text:style-name="P2"/>
      <text:p text:style-name="P2">Tâche 2: implémenter les différents modes</text:p>
      <text:p text:style-name="P2"/>
      <text:p text:style-name="P2">Tâche 3: établir les tests pour chaque modes</text:p>
      <text:p text:style-name="P2"/>
      <text:p text:style-name="P4">Phase 3: Optimisation et révision du code</text:p>
      <text:p text:style-name="P2"/>
      <text:p text:style-name="P2">Tâche 1: appliquer les benchmark sur les modes et émettre des idées d’optimisations algorithmiques.</text:p>
      <text:p text:style-name="P2"/>
      <text:p text:style-name="P2">Tâche 2: faire des opti machines (ex: parallélisme)</text:p>
      <text:p text:style-name="P2"/>
      <text:p text:style-name="P2">Tâche 3: veille informatique pour s’informer des dernières technologies et usages</text:p>
      <text:p text:style-name="P2"><text:soft-page-break/></text:p>
      <text:p text:style-name="P4">Phase 4: application du programme à des cas concrets</text:p>
      <text:p text:style-name="P2"/>
      <text:p text:style-name="P2">Tâche 1: établir dans quelles situations le programme sera utile. </text:p>
      <text:p text:style-name="P2"/>
      <text:p text:style-name="P2">Tâche 2: implémenter les fonctions API hauts niveaux pour mettre en pratique le programme </text:p>
      <text:p text:style-name="P2"/>
      <text:p text:style-name="P2">Tâche 3: établir des tests pour s’assurer du bon fonctionnement des API.</text:p>
      <text:p text:style-name="P2"/>
      <text:p text:style-name="P4">Phase 5: mise en production</text:p>
      <text:p text:style-name="P2"/>
      <text:p text:style-name="P2">Tâche 1: relecture</text:p>
      <text:p text:style-name="P2"/>
      <text:p text:style-name="P2">Tâche 2: documentation</text:p>
      <text:p text:style-name="P2"/>
      <text:p text:style-name="P2">Tâche 3: packaging final du code (dernière opti et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23:51:24.918699862</meta:creation-date>
    <dc:date>2024-08-04T00:17:26.761853522</dc:date>
    <meta:editing-duration>PT1S</meta:editing-duration>
    <meta:editing-cycles>1</meta:editing-cycles>
    <meta:document-statistic meta:table-count="0" meta:image-count="0" meta:object-count="0" meta:page-count="2" meta:paragraph-count="30" meta:word-count="400" meta:character-count="2550" meta:non-whitespace-character-count="2175"/>
    <meta:generator>LibreOffice/7.3.7.2$Linux_X86_64 LibreOffice_project/30$Build-2</meta:generator>
  </office:meta>
</office:document-meta>
</file>